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hyphenate="true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itle Pend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 think about the them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etamorphosis</text:span> – my initial thoughts are of worm like creatures turning into liquid mush inside cocoons to re-create themselves</text:p>
              </text:list-item>
              <text:list-item>
                <text:p>But are they really themselves once the transformation is compete? What if the change was so great that it’s no longer the same entity?</text:p>
              </text:list-item>
              <text:list-item>
                <text:p>A feature that allows the player to re-spec their build would go great with this theme</text:p>
              </text:list-item>
              <text:list-item>
                <text:p text:style-name="P2"><text:span text:style-name="T2">Can’t say m</text:span><text:span text:style-name="T3">etamorphosis with first going m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<text:span text:style-name="T4">What I </text:span>would like to make – part 1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 <text:span text:style-name="T5">stat</text:span><text:span text:style-name="T1"> system</text:span> where the <text:span text:style-name="T1">player spends skill</text:span> <text:span text:style-name="T1">points</text:span> to upgrade something</text:p>
              </text:list-item>
              <text:list-item>
                <text:p>A <text:span text:style-name="T1">re-spec system</text:span> where the player can <text:span text:style-name="T1">re-fund investments</text:span> previously made</text:p>
              </text:list-item>
              <text:list-item>
                <text:p>Shaders, not sure in what form, but shaders</text:p>
              </text:list-item>
              <text:list-item>
                <text:p>Card game stuff? Maybe…</text:p>
              </text:list-item>
              <text:list-item>
                <text:p text:style-name="P4">A world that changes - and forces the player to change in order to ada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5"><text:span text:style-name="T4">What I </text:span>would like to make – part 2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Resource harvesting – a way for the player to collect stuff</text:p>
              </text:list-item>
              <text:list-item>
                <text:p>NPCs – not necessarily enemies, but residents of the same world that are just doing their own thing</text:p>
              </text:list-item>
              <text:list-item>
                <text:p>Have an eco-system – there is a cycle of life that the player can alter in some way</text:p>
              </text:list-item>
              <text:list-item>
                <text:p>It would be funny if the player was a “kirby like thing” that eats stuff whole and gains powers based on what it consum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ain game loop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Emerge from cocoon</text:p>
              </text:list-item>
              <text:list-item>
                <text:p text:style-name="P2">Collect food</text:p>
              </text:list-item>
              <text:list-item>
                <text:p text:style-name="P2">Avoid danger</text:p>
              </text:list-item>
              <text:list-item>
                <text:p text:style-name="P2">Make choices</text:p>
              </text:list-item>
              <text:list-item>
                <text:p text:style-name="P2">Spend energy</text:p>
              </text:list-item>
              <text:list-item>
                <text:p text:style-name="P2">Re-enter coco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rt styl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Option 1 - Vaporwave</text:p>
                <text:p>Probably not :S</text:p>
              </text:list-item>
              <text:list-item>
                <text:p>Option 2 - programmer art</text:p>
                <text:p>Always on the table</text:p>
              </text:list-item>
              <text:list-item>
                <text:p>Option 3 - shaders</text:p>
                <text:p>How do I make it work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VP or PVE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 want the danger the player will face in game to be dumb – cause making smart enemies is hard</text:p>
              </text:list-item>
              <text:list-item>
                <text:p>The player would be fighting against the world, not against intelligent acto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 want the world to change – but how do I communicate to the player that the world will change? Should I tell the player how the world will change?</text:p>
              </text:list-item>
              <text:list-item>
                <text:p>Maybe make the player an eldritch entity that travels between small worlds and a void space in-between?</text:p>
              </text:list-item>
              <text:list-item>
                <text:p>Do I want the player to directly control the player ent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9:56:18.552771746</meta:creation-date>
    <meta:editing-duration>PT2H33M32S</meta:editing-duration>
    <meta:editing-cycles>20</meta:editing-cycles>
    <meta:generator>LibreOffice/24.8.3.2$Linux_X86_64 LibreOffice_project/e14c9fdd1f585efcbb2c5363087a99d20928d522</meta:generator>
    <dc:title>Blue Curve</dc:title>
    <dc:date>2025-01-11T17:09:18.032985572</dc:date>
    <meta:document-statistic meta:object-count="66"/>
  </office:meta>
</office:document-meta>
</file>